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f708" officeooo:paragraph-rsid="0006f708"/>
    </style:style>
    <style:style style:name="P2" style:family="paragraph" style:parent-style-name="Text_20_body">
      <style:text-properties officeooo:rsid="0009ee0a" officeooo:paragraph-rsid="0009ee0a"/>
    </style:style>
    <style:style style:name="P3" style:family="paragraph" style:parent-style-name="Text_20_body">
      <style:text-properties officeooo:rsid="000cc68e" officeooo:paragraph-rsid="000cc68e"/>
    </style:style>
    <style:style style:name="P4" style:family="paragraph" style:parent-style-name="Text_20_body">
      <style:text-properties fo:font-weight="bold" officeooo:rsid="0009ee0a" officeooo:paragraph-rsid="0009ee0a" style:font-weight-asian="bold" style:font-weight-complex="bold"/>
    </style:style>
    <style:style style:name="P5" style:family="paragraph" style:parent-style-name="Text_20_body">
      <style:text-properties fo:font-weight="bold" officeooo:rsid="0011dceb" officeooo:paragraph-rsid="00228d2a" style:font-weight-asian="bold" style:font-weight-complex="bold"/>
    </style:style>
    <style:style style:name="P6" style:family="paragraph" style:parent-style-name="Text_20_body">
      <style:text-properties fo:font-weight="bold" officeooo:rsid="0011dceb" officeooo:paragraph-rsid="0011dceb" style:font-weight-asian="bold" style:font-weight-complex="bold"/>
    </style:style>
    <style:style style:name="P7" style:family="paragraph" style:parent-style-name="Text_20_body">
      <style:text-properties officeooo:rsid="0011dceb" officeooo:paragraph-rsid="0011dceb"/>
    </style:style>
    <style:style style:name="P8" style:family="paragraph" style:parent-style-name="Text_20_body">
      <style:text-properties officeooo:rsid="0011dceb" officeooo:paragraph-rsid="0023cbaf"/>
    </style:style>
    <style:style style:name="P9" style:family="paragraph" style:parent-style-name="Text_20_body">
      <style:text-properties officeooo:rsid="0011dceb" officeooo:paragraph-rsid="0023fc55"/>
    </style:style>
    <style:style style:name="P10" style:family="paragraph" style:parent-style-name="Text_20_body">
      <style:text-properties officeooo:rsid="00193f9a" officeooo:paragraph-rsid="00193f9a"/>
    </style:style>
    <style:style style:name="P11" style:family="paragraph" style:parent-style-name="Text_20_body">
      <style:text-properties officeooo:rsid="0019aa4f" officeooo:paragraph-rsid="0019aa4f"/>
    </style:style>
    <style:style style:name="P12" style:family="paragraph" style:parent-style-name="Text_20_body">
      <style:text-properties officeooo:rsid="000bb20f" officeooo:paragraph-rsid="000bb20f"/>
    </style:style>
    <style:style style:name="P13" style:family="paragraph" style:parent-style-name="Text_20_body">
      <style:text-properties officeooo:rsid="00286c78" officeooo:paragraph-rsid="002d6901"/>
    </style:style>
    <style:style style:name="P14" style:family="paragraph" style:parent-style-name="Text_20_body">
      <style:text-properties officeooo:rsid="002f434f" officeooo:paragraph-rsid="0030eec6"/>
    </style:style>
    <style:style style:name="P15" style:family="paragraph" style:parent-style-name="Text_20_body">
      <style:text-properties officeooo:rsid="0031f64c" officeooo:paragraph-rsid="0031f64c"/>
    </style:style>
    <style:style style:name="P16" style:family="paragraph" style:parent-style-name="Text_20_body">
      <style:text-properties officeooo:rsid="0033da9c" officeooo:paragraph-rsid="0033da9c"/>
    </style:style>
    <style:style style:name="P17" style:family="paragraph" style:parent-style-name="Text_20_body">
      <style:text-properties officeooo:rsid="003513d2" officeooo:paragraph-rsid="003513d2"/>
    </style:style>
    <style:style style:name="P18" style:family="paragraph" style:parent-style-name="Text_20_body">
      <style:text-properties officeooo:rsid="00362c43" officeooo:paragraph-rsid="00362c43"/>
    </style:style>
    <style:style style:name="P19" style:family="paragraph" style:parent-style-name="Text_20_body">
      <style:text-properties officeooo:rsid="001a259b" officeooo:paragraph-rsid="001a259b"/>
    </style:style>
    <style:style style:name="P20" style:family="paragraph" style:parent-style-name="Heading_20_1">
      <style:text-properties officeooo:paragraph-rsid="003a991c"/>
    </style:style>
    <style:style style:name="P21" style:family="paragraph" style:parent-style-name="Text_20_body">
      <style:text-properties officeooo:rsid="002d6901" officeooo:paragraph-rsid="002d6901"/>
    </style:style>
    <style:style style:name="P22" style:family="paragraph" style:parent-style-name="Text_20_body" style:list-style-name="L1">
      <style:text-properties officeooo:rsid="0031f64c" officeooo:paragraph-rsid="0031f64c"/>
    </style:style>
    <style:style style:name="P23" style:family="paragraph" style:parent-style-name="Text_20_body" style:list-style-name="L1">
      <style:text-properties officeooo:rsid="0033d6a2" officeooo:paragraph-rsid="0033d6a2"/>
    </style:style>
    <style:style style:name="P24" style:family="paragraph" style:parent-style-name="Text_20_body">
      <style:text-properties officeooo:rsid="003d91f6" officeooo:paragraph-rsid="003d91f6"/>
    </style:style>
    <style:style style:name="T1" style:family="text">
      <style:text-properties officeooo:rsid="000e1029"/>
    </style:style>
    <style:style style:name="T2" style:family="text">
      <style:text-properties officeooo:rsid="0015ab8d"/>
    </style:style>
    <style:style style:name="T3" style:family="text">
      <style:text-properties officeooo:rsid="00170cc6"/>
    </style:style>
    <style:style style:name="T4" style:family="text">
      <style:text-properties officeooo:rsid="001fbf90"/>
    </style:style>
    <style:style style:name="T5" style:family="text">
      <style:text-properties officeooo:rsid="00228d2a"/>
    </style:style>
    <style:style style:name="T6" style:family="text">
      <style:text-properties officeooo:rsid="0023cbaf"/>
    </style:style>
    <style:style style:name="T7" style:family="text">
      <style:text-properties fo:font-weight="bold" style:font-weight-asian="bold" style:font-weight-complex="bold"/>
    </style:style>
    <style:style style:name="T8" style:family="text">
      <style:text-properties fo:font-weight="bold" officeooo:rsid="00251cee" style:font-weight-asian="bold" style:font-weight-complex="bold"/>
    </style:style>
    <style:style style:name="T9" style:family="text">
      <style:text-properties officeooo:rsid="002613d0"/>
    </style:style>
    <style:style style:name="T10" style:family="text">
      <style:text-properties officeooo:rsid="00264bdc"/>
    </style:style>
    <style:style style:name="T11" style:family="text">
      <style:text-properties officeooo:rsid="002a48bd"/>
    </style:style>
    <style:style style:name="T12" style:family="text">
      <style:text-properties officeooo:rsid="002d6901"/>
    </style:style>
    <style:style style:name="T13" style:family="text">
      <style:text-properties officeooo:rsid="0030eec6"/>
    </style:style>
    <style:style style:name="T14" style:family="text">
      <style:text-properties officeooo:rsid="003922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e Detection</text:p>
      <text:p text:style-name="Text_20_body"/>
      <text:p text:style-name="P1">several small pilot programs to ultimately develop a robust cone detection pipeline</text:p>
      <text:p text:style-name="P24">cropped cone template images sorted by good images, high speed images and the finish cone</text:p>
      <text:h text:style-name="Heading_20_1" text:outline-level="1">common code</text:h>
      <text:p text:style-name="P2">Gathers reusable code which developed over time during the implementation of the various pilots</text:p>
      <text:p text:style-name="P4">display manager:</text:p>
      <text:p text:style-name="P12">creates one large image consisting of 4 names subsections (all of equal size)</text:p>
      <text:p text:style-name="P12">to include an image to dislay, copy the image into the names subsection</text:p>
      <text:p text:style-name="P3">then fetch the result image and display it at once rather than 4 separate <text:span text:style-name="T1">opencv windows</text:span></text:p>
      <text:p text:style-name="P5"><text:span text:style-name="T5">file</text:span> operations:</text:p>
      <text:p text:style-name="P8">central repository for <text:span text:style-name="T6">basic file operations such as listing all files ina directory (read all images which are saved squentially during a robot drive)</text:span></text:p>
      <text:p text:style-name="P6">image operations:</text:p>
      <text:p text:style-name="P7">central repository for opencv wrappers:</text:p>
      <text:p text:style-name="P7">bool get_histogram(const cv::Mat &amp;image, const int &amp;bucket_count, cv::Mat &amp;result_image, cv::Mat &amp;result_data);</text:p>
      <text:p text:style-name="P7">void put_text(cv::Mat &amp;image, std::string this_text, int x, int y, cv::Scalar font_color);</text:p>
      <text:p text:style-name="P7">cv::Mat filter_hsv_for_color(const cv::Mat &amp;image);</text:p>
      <text:p text:style-name="P7">std::vector&lt;cv::Point&gt; find_local_minima(const cv::Mat &amp;image);</text:p>
      <text:p text:style-name="P7">cv::Mat crop_area_from_image(const cv::Mat &amp;image, const int x, const int y, const int width, const int height);</text:p>
      <text:p text:style-name="P7">cv::Mat create_cone_template();</text:p>
      <text:p text:style-name="P9"><text:span text:style-name="T8">feature_detection</text:span><text:span text:style-name="T7">:</text:span></text:p>
      <text:p text:style-name="P9"><text:span text:style-name="T9">basic class which implements the creation of the detection object </text:span><text:span text:style-name="T10">and gives access to functions which find keypoints, extract features, lot features, matching functions etc</text:span></text:p>
      <text:h text:style-name="Heading_20_1" text:outline-level="1"><text:span text:style-name="T2">1_</text:span>color_filter</text:h>
      <text:p text:style-name="P10">Plays with the inrange function to find orange color in the image</text:p>
      <text:p text:style-name="P10">trackbars to adjust the thresholds</text:p>
      <text:p text:style-name="P10">tried rgb to no avail, hsv works better, <text:span text:style-name="T11">because a particular color can be more easily isolated</text:span></text:p>
      <text:p text:style-name="P11"><text:soft-page-break/>helps to find the ranges for each channel to apply the inrange function</text:p>
      <text:h text:style-name="Heading_20_1" text:outline-level="1"><text:span text:style-name="T3">2_</text:span>crop_cone_templates</text:h>
      <text:p text:style-name="P19">Utility to <text:span text:style-name="T14">select a region of interest with the mouse pointer, and then </text:span>cut and save small images of cones as templates for later matchin<text:span text:style-name="T4">g</text:span> exercises.</text:p>
      <text:h text:style-name="P20" text:outline-level="1">3_hsv_filter_and_contour_discovery</text:h>
      <text:p text:style-name="P13">Offers trackbars to filter for orange color in the hsv space. <text:span text:style-name="T12">In the binary filter image the contour function produces a description of how the points in a blob relate and creates a hierarchy, which then is used to create the convec hull arround isolated objects. </text:span></text:p>
      <text:p text:style-name="P21">If the orange filter does its work well the result is nicely isolated point clouds which describe the cones quite well. The challenge is to adapt the filter thresholds to changing environments (light, background, conflicting objects of orange color (reflections of a breaking light of a car driving by etc).</text:p>
      <text:h text:style-name="Heading_20_1" text:outline-level="1">4_match_cone_pattern</text:h>
      <text:p text:style-name="P14">This works on grayimages to check robustness for single channel images (reduced processing time). <text:span text:style-name="T13">It uses </text:span>the cone templates extracted using 2, <text:span text:style-name="T13">or alternatively with a b/w template drawn manually.</text:span></text:p>
      <text:p text:style-name="P15">Using trackbars the lower and upper gray values can be ajdusted to only have remain the color gray values in the image.</text:p>
      <text:list xml:id="list2758268212" text:style-name="L1">
        <text:list-item>
          <text:p text:style-name="P22">histogram equalization</text:p>
        </text:list-item>
        <text:list-item>
          <text:p text:style-name="P23">grayvalue thresholding above and below the cone color range</text:p>
        </text:list-item>
        <text:list-item>
          <text:p text:style-name="P23">cv::matchTemplate to create a heatmap for objects similar to the template</text:p>
        </text:list-item>
        <text:list-item>
          <text:p text:style-name="P23">find extrema in the heatmap and mark them as cones</text:p>
        </text:list-item>
      </text:list>
      <text:p text:style-name="P16">the results critically depend on step2. Because of the reduced image information of grayvalue images a lot cone unrelated information remains in the image. </text:p>
      <text:p text:style-name="P16">Step 3 works ok, it requires more playing time with the various cv::TemplateMatchMethods. Simple methods get fooled by non cone patches with similar color distribution, while complicated match methods take longer processing time.</text:p>
      <text:p text:style-name="P17">Step 4 includes finding extrema (depending on the match methods either minima or maxima), marking the region of interest as a cone, then flooding the area of the extrema to allow the algorithm to move on other extrema.</text:p>
      <text:h text:style-name="Heading_20_1" text:outline-level="1">5_basic_features</text:h>
      <text:p text:style-name="P18">Idea is to use a cone template to extract features and then look for those features in new image. However most extraction methods require patches larger than the cone patch. Furthermore, keypoints extracted with sift (very detailed) seemed to be particular to lighting conditions. Very few <text:soft-page-break/>keypoings seemed to be related to the cone shape. Because of the resource consuming nature, this approach was not further investigated.</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0:04:30.299352241</meta:creation-date>
    <dc:date>2021-11-20T17:20:42.586003968</dc:date>
    <meta:editing-duration>PT10H27M16S</meta:editing-duration>
    <meta:editing-cycles>50</meta:editing-cycles>
    <meta:generator>LibreOffice/7.1.6.2$Linux_X86_64 LibreOffice_project/10$Build-2</meta:generator>
    <meta:document-statistic meta:table-count="0" meta:image-count="0" meta:object-count="0" meta:page-count="3" meta:paragraph-count="43" meta:word-count="620" meta:character-count="4060" meta:non-whitespace-character-count="3485"/>
  </office:meta>
</office:document-meta>
</file>